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21cm" table:align="left"/>
    </style:style>
    <style:style style:name="Table1.A" style:family="table-column">
      <style:table-column-properties style:column-width="1.884cm"/>
    </style:style>
    <style:style style:name="Table1.B" style:family="table-column">
      <style:table-column-properties style:column-width="3.72cm"/>
    </style:style>
    <style:style style:name="Table1.C" style:family="table-column">
      <style:table-column-properties style:column-width="5.801cm"/>
    </style:style>
    <style:style style:name="Table1.D" style:family="table-column">
      <style:table-column-properties style:column-width="4.61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5db4" officeooo:paragraph-rsid="00195db4"/>
    </style:style>
    <style:style style:name="P2" style:family="paragraph" style:parent-style-name="Standard">
      <style:paragraph-properties fo:text-align="start" style:justify-single-word="false"/>
      <style:text-properties officeooo:rsid="00195db4" officeooo:paragraph-rsid="00195db4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5db4" officeooo:paragraph-rsid="00195db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24a2" officeooo:paragraph-rsid="001b24a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174d" officeooo:paragraph-rsid="001f174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c057" officeooo:paragraph-rsid="001fc0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0ebac" officeooo:paragraph-rsid="0020eba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cbcf" officeooo:paragraph-rsid="0024cbc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783b7" officeooo:paragraph-rsid="002783b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84aca" officeooo:paragraph-rsid="00284a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927d3" officeooo:paragraph-rsid="002927d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b24a2" officeooo:paragraph-rsid="001b24a2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24a2" officeooo:paragraph-rsid="001b24a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4ede" officeooo:paragraph-rsid="001b4ed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d8704" officeooo:paragraph-rsid="001d870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d8704" officeooo:paragraph-rsid="001fc05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f174d" officeooo:paragraph-rsid="001f174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c057" officeooo:paragraph-rsid="001fc05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4cbcf" officeooo:paragraph-rsid="0024cbc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63ce5" officeooo:paragraph-rsid="00263ce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783b7" officeooo:paragraph-rsid="002783b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84aca" officeooo:paragraph-rsid="00284ac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aff22" officeooo:paragraph-rsid="002aff2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ca956" officeooo:paragraph-rsid="002ca95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f5bf2" officeooo:paragraph-rsid="002f5bf2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apple-system" fo:font-size="10.5pt" fo:font-weight="normal" officeooo:rsid="002f5bf2" officeooo:paragraph-rsid="002f5bf2" style:font-weight-asian="normal" style:font-weight-complex="normal"/>
    </style:style>
    <style:style style:name="P27" style:family="paragraph" style:parent-style-name="Text_20_body">
      <style:paragraph-properties style:writing-mode="lr-tb"/>
      <style:text-properties style:font-name="apple-system" fo:font-size="10.5pt" officeooo:paragraph-rsid="002f5bf2"/>
    </style:style>
    <style:style style:name="P28" style:family="paragraph" style:parent-style-name="Text_20_body">
      <style:paragraph-properties style:writing-mode="lr-tb"/>
      <style:text-properties style:font-name="apple-system" fo:font-size="10.5pt" officeooo:rsid="0037083c" officeooo:paragraph-rsid="0037083c"/>
    </style:style>
    <style:style style:name="P29" style:family="paragraph" style:parent-style-name="Text_20_body">
      <style:paragraph-properties style:writing-mode="lr-tb"/>
      <style:text-properties style:font-name="apple-system" fo:font-size="10.5pt" fo:font-weight="bold" officeooo:rsid="00390285" officeooo:paragraph-rsid="00390285" style:font-weight-asian="bold" style:font-weight-complex="bold"/>
    </style:style>
    <style:style style:name="P30" style:family="paragraph" style:parent-style-name="Text_20_body">
      <style:paragraph-properties style:writing-mode="lr-tb"/>
      <style:text-properties style:font-name="apple-system" fo:font-size="10.5pt" fo:font-weight="bold" officeooo:rsid="003a9969" officeooo:paragraph-rsid="003a9969" style:font-weight-asian="bold" style:font-weight-complex="bold"/>
    </style:style>
    <style:style style:name="P31" style:family="paragraph" style:parent-style-name="Text_20_body">
      <style:paragraph-properties style:writing-mode="lr-tb"/>
      <style:text-properties style:font-name="apple-system" fo:font-size="10.5pt" fo:font-weight="bold" officeooo:rsid="003b405d" officeooo:paragraph-rsid="003b405d" style:font-weight-asian="bold" style:font-weight-complex="bold"/>
    </style:style>
    <style:style style:name="P32" style:family="paragraph" style:parent-style-name="Text_20_body">
      <style:paragraph-properties style:writing-mode="lr-tb"/>
      <style:text-properties style:font-name="apple-system" fo:font-size="10.5pt" fo:font-weight="bold" officeooo:rsid="003e3a5b" officeooo:paragraph-rsid="003e3a5b" style:font-weight-asian="bold" style:font-weight-complex="bold"/>
    </style:style>
    <style:style style:name="P33" style:family="paragraph" style:parent-style-name="Text_20_body">
      <style:paragraph-properties style:writing-mode="lr-tb"/>
      <style:text-properties style:font-name="apple-system" fo:font-size="10.5pt" fo:font-weight="bold" officeooo:rsid="003ee12c" officeooo:paragraph-rsid="003ee12c" style:font-weight-asian="bold" style:font-weight-complex="bold"/>
    </style:style>
    <style:style style:name="P34" style:family="paragraph" style:parent-style-name="Text_20_body">
      <style:paragraph-properties style:writing-mode="lr-tb"/>
      <style:text-properties style:font-name="apple-system" fo:font-size="10.5pt" fo:font-weight="bold" officeooo:rsid="0041c5a0" officeooo:paragraph-rsid="0041c5a0" style:font-weight-asian="bold" style:font-weight-complex="bold"/>
    </style:style>
    <style:style style:name="P35" style:family="paragraph" style:parent-style-name="Text_20_body">
      <style:paragraph-properties style:writing-mode="lr-tb"/>
      <style:text-properties style:font-name="apple-system" fo:font-size="10.5pt" fo:font-weight="bold" officeooo:rsid="004419df" officeooo:paragraph-rsid="004419df" style:font-weight-asian="bold" style:font-weight-complex="bold"/>
    </style:style>
    <style:style style:name="P36" style:family="paragraph" style:parent-style-name="Text_20_body">
      <style:paragraph-properties style:writing-mode="lr-tb"/>
      <style:text-properties style:font-name="apple-system" fo:font-size="10.5pt" fo:font-weight="bold" officeooo:rsid="0045a238" officeooo:paragraph-rsid="0045a238" style:font-weight-asian="bold" style:font-weight-complex="bold"/>
    </style:style>
    <style:style style:name="P37" style:family="paragraph" style:parent-style-name="Text_20_body">
      <style:paragraph-properties style:writing-mode="lr-tb"/>
      <style:text-properties style:font-name="apple-system" fo:font-size="10.5pt" fo:font-weight="bold" officeooo:rsid="00478717" officeooo:paragraph-rsid="00478717" style:font-weight-asian="bold" style:font-weight-complex="bold"/>
    </style:style>
    <style:style style:name="P38" style:family="paragraph" style:parent-style-name="Text_20_body">
      <style:paragraph-properties style:writing-mode="lr-tb"/>
      <style:text-properties style:font-name="apple-system" fo:font-size="10.5pt" fo:font-weight="bold" officeooo:rsid="004ad0a5" officeooo:paragraph-rsid="004ad0a5" style:font-weight-asian="bold" style:font-weight-complex="bold"/>
    </style:style>
    <style:style style:name="P39" style:family="paragraph" style:parent-style-name="Text_20_body">
      <style:paragraph-properties style:writing-mode="lr-tb"/>
      <style:text-properties style:font-name="apple-system" fo:font-size="10.5pt" fo:font-weight="bold" officeooo:rsid="004e353c" officeooo:paragraph-rsid="004e353c" style:font-weight-asian="bold" style:font-weight-complex="bold"/>
    </style:style>
    <style:style style:name="P40" style:family="paragraph" style:parent-style-name="Text_20_body">
      <style:paragraph-properties style:writing-mode="lr-tb"/>
      <style:text-properties style:font-name="apple-system" fo:font-size="10.5pt" fo:font-weight="bold" officeooo:rsid="004fe762" officeooo:paragraph-rsid="004fe762" style:font-weight-asian="bold" style:font-weight-complex="bold"/>
    </style:style>
    <style:style style:name="P41" style:family="paragraph" style:parent-style-name="Text_20_body">
      <style:paragraph-properties style:writing-mode="lr-tb"/>
      <style:text-properties style:font-name="apple-system" fo:font-size="10.5pt" fo:font-weight="normal" officeooo:rsid="00390285" officeooo:paragraph-rsid="00390285" style:font-weight-asian="normal" style:font-weight-complex="normal"/>
    </style:style>
    <style:style style:name="P42" style:family="paragraph" style:parent-style-name="Text_20_body">
      <style:paragraph-properties style:writing-mode="lr-tb"/>
      <style:text-properties style:font-name="apple-system" fo:font-size="10.5pt" fo:font-weight="normal" officeooo:rsid="003a9969" officeooo:paragraph-rsid="003a9969" style:font-weight-asian="normal" style:font-weight-complex="normal"/>
    </style:style>
    <style:style style:name="P43" style:family="paragraph" style:parent-style-name="Text_20_body">
      <style:paragraph-properties style:writing-mode="lr-tb"/>
      <style:text-properties style:font-name="apple-system" fo:font-size="10.5pt" fo:font-weight="normal" officeooo:rsid="003b405d" officeooo:paragraph-rsid="003b405d" style:font-weight-asian="normal" style:font-weight-complex="normal"/>
    </style:style>
    <style:style style:name="P44" style:family="paragraph" style:parent-style-name="Text_20_body">
      <style:paragraph-properties style:writing-mode="lr-tb"/>
      <style:text-properties style:font-name="apple-system" fo:font-size="10.5pt" fo:font-weight="normal" officeooo:rsid="003e3a5b" officeooo:paragraph-rsid="003e3a5b" style:font-weight-asian="normal" style:font-weight-complex="normal"/>
    </style:style>
    <style:style style:name="P45" style:family="paragraph" style:parent-style-name="Text_20_body">
      <style:paragraph-properties style:writing-mode="lr-tb"/>
      <style:text-properties style:font-name="apple-system" fo:font-size="10.5pt" fo:font-weight="normal" officeooo:rsid="003ee12c" officeooo:paragraph-rsid="003ee12c" style:font-weight-asian="normal" style:font-weight-complex="normal"/>
    </style:style>
    <style:style style:name="P46" style:family="paragraph" style:parent-style-name="Text_20_body">
      <style:paragraph-properties style:writing-mode="lr-tb"/>
      <style:text-properties style:font-name="apple-system" fo:font-size="10.5pt" fo:font-weight="normal" officeooo:rsid="004acdd7" officeooo:paragraph-rsid="004acdd7" style:font-weight-asian="normal" style:font-weight-complex="normal"/>
    </style:style>
    <style:style style:name="P47" style:family="paragraph" style:parent-style-name="Text_20_body">
      <style:paragraph-properties style:writing-mode="lr-tb"/>
      <style:text-properties style:font-name="apple-system" fo:font-size="10.5pt" fo:font-weight="normal" officeooo:rsid="004ad0a5" officeooo:paragraph-rsid="004ad0a5" style:font-weight-asian="normal" style:font-weight-complex="normal"/>
    </style:style>
    <style:style style:name="P48" style:family="paragraph" style:parent-style-name="Text_20_body">
      <style:paragraph-properties style:writing-mode="lr-tb"/>
      <style:text-properties style:font-name="apple-system" fo:font-size="10.5pt" fo:font-weight="normal" officeooo:rsid="004b7734" officeooo:paragraph-rsid="004b7734" style:font-weight-asian="normal" style:font-weight-complex="normal"/>
    </style:style>
    <style:style style:name="P49" style:family="paragraph" style:parent-style-name="Text_20_body">
      <style:paragraph-properties style:writing-mode="lr-tb"/>
      <style:text-properties style:font-name="apple-system" fo:font-size="10.5pt" fo:font-weight="normal" officeooo:rsid="004c8081" officeooo:paragraph-rsid="004c8081" style:font-weight-asian="normal" style:font-weight-complex="normal"/>
    </style:style>
    <style:style style:name="P50" style:family="paragraph" style:parent-style-name="Text_20_body">
      <style:paragraph-properties style:writing-mode="lr-tb"/>
      <style:text-properties style:font-name="apple-system" fo:font-size="10.5pt" fo:font-weight="normal" officeooo:rsid="00514120" officeooo:paragraph-rsid="00514120" style:font-weight-asian="normal" style:font-weight-complex="normal"/>
    </style:style>
    <style:style style:name="P51" style:family="paragraph" style:parent-style-name="Text_20_body">
      <style:paragraph-properties style:writing-mode="lr-tb"/>
      <style:text-properties style:font-name="apple-system" fo:font-size="10.5pt" fo:font-weight="normal" officeooo:rsid="00552d38" officeooo:paragraph-rsid="00552d38" style:font-weight-asian="normal" style:font-weight-complex="normal"/>
    </style:style>
    <style:style style:name="P52" style:family="paragraph" style:parent-style-name="Text_20_body">
      <style:paragraph-properties style:writing-mode="lr-tb"/>
      <style:text-properties style:font-name="apple-system" fo:font-size="10.5pt" officeooo:rsid="0045ef5f" officeooo:paragraph-rsid="0045ef5f"/>
    </style:style>
    <style:style style:name="P53" style:family="paragraph" style:parent-style-name="Text_20_body">
      <style:paragraph-properties style:writing-mode="lr-tb"/>
      <style:text-properties officeooo:paragraph-rsid="00552d38"/>
    </style:style>
    <style:style style:name="P54" style:family="paragraph" style:parent-style-name="Text_20_body">
      <style:paragraph-properties style:writing-mode="lr-tb"/>
      <style:text-properties style:font-name="apple-system" fo:font-size="10.5pt" fo:font-weight="normal" officeooo:rsid="003b405d" officeooo:paragraph-rsid="003b405d" style:font-weight-asian="normal" style:font-weight-complex="normal"/>
    </style:style>
    <style:style style:name="P55" style:family="paragraph" style:parent-style-name="Text_20_body">
      <style:paragraph-properties style:writing-mode="lr-tb"/>
      <style:text-properties style:font-name="apple-system" fo:font-size="10.5pt" fo:font-weight="normal" officeooo:rsid="004419df" officeooo:paragraph-rsid="004419df" style:font-weight-asian="normal" style:font-weight-complex="normal"/>
    </style:style>
    <style:style style:name="P56" style:family="paragraph" style:parent-style-name="Text_20_body">
      <style:paragraph-properties style:writing-mode="lr-tb"/>
      <style:text-properties style:font-name="apple-system" fo:font-size="10.5pt" fo:font-weight="normal" officeooo:rsid="004e353c" officeooo:paragraph-rsid="004e353c" style:font-weight-asian="normal" style:font-weight-complex="normal"/>
    </style:style>
    <style:style style:name="P57" style:family="paragraph" style:parent-style-name="Text_20_body">
      <style:paragraph-properties style:writing-mode="lr-tb"/>
      <style:text-properties style:font-name="apple-system" fo:font-size="10.5pt" fo:font-weight="normal" officeooo:rsid="004b7734" officeooo:paragraph-rsid="004b7734" style:font-weight-asian="normal" style:font-weight-complex="normal"/>
    </style:style>
    <style:style style:name="P58" style:family="paragraph" style:parent-style-name="Text_20_body">
      <style:paragraph-properties style:writing-mode="lr-tb"/>
      <style:text-properties style:font-name="apple-system" fo:font-size="10.5pt" fo:font-weight="normal" officeooo:rsid="005aa12f" officeooo:paragraph-rsid="005aa12f" style:font-weight-asian="normal" style:font-weight-complex="normal"/>
    </style:style>
    <style:style style:name="P59" style:family="paragraph" style:parent-style-name="Text_20_body">
      <style:paragraph-properties style:writing-mode="lr-tb"/>
      <style:text-properties style:font-name="apple-system" fo:font-size="10.5pt" fo:font-weight="normal" officeooo:rsid="005b7069" officeooo:paragraph-rsid="005b7069" style:font-weight-asian="normal" style:font-weight-complex="normal"/>
    </style:style>
    <style:style style:name="P60" style:family="paragraph" style:parent-style-name="Text_20_body">
      <style:paragraph-properties style:writing-mode="lr-tb"/>
      <style:text-properties style:font-name="apple-system" fo:font-size="10.5pt" fo:font-weight="normal" officeooo:rsid="005ca355" officeooo:paragraph-rsid="005ca355" style:font-weight-asian="normal" style:font-weight-complex="normal"/>
    </style:style>
    <style:style style:name="P61" style:family="paragraph" style:parent-style-name="Text_20_body">
      <style:paragraph-properties style:writing-mode="lr-tb"/>
      <style:text-properties officeooo:rsid="00552d38" officeooo:paragraph-rsid="00552d38"/>
    </style:style>
    <style:style style:name="P62" style:family="paragraph" style:parent-style-name="Text_20_body">
      <style:paragraph-properties style:writing-mode="lr-tb"/>
      <style:text-properties officeooo:paragraph-rsid="0057b2d2"/>
    </style:style>
    <style:style style:name="P63" style:family="paragraph" style:parent-style-name="Text_20_body">
      <style:paragraph-properties style:writing-mode="lr-tb"/>
      <style:text-properties officeooo:rsid="00594b9d" officeooo:paragraph-rsid="00594b9d"/>
    </style:style>
    <style:style style:name="P64" style:family="paragraph" style:parent-style-name="Text_20_body">
      <style:paragraph-properties style:writing-mode="lr-tb"/>
      <style:text-properties officeooo:paragraph-rsid="00594b9d"/>
    </style:style>
    <style:style style:name="P65" style:family="paragraph" style:parent-style-name="Text_20_body">
      <style:paragraph-properties style:writing-mode="lr-tb"/>
      <style:text-properties officeooo:paragraph-rsid="005ca355"/>
    </style:style>
    <style:style style:name="P66" style:family="paragraph" style:parent-style-name="Text_20_body">
      <style:paragraph-properties style:writing-mode="lr-tb"/>
      <style:text-properties officeooo:rsid="005d5f0a" officeooo:paragraph-rsid="005d5f0a"/>
    </style:style>
    <style:style style:name="P67" style:family="paragraph" style:parent-style-name="Text_20_body">
      <style:paragraph-properties style:writing-mode="lr-tb"/>
      <style:text-properties officeooo:rsid="005dd5ff" officeooo:paragraph-rsid="005dd5ff"/>
    </style:style>
    <style:style style:name="P68" style:family="paragraph" style:parent-style-name="Text_20_body">
      <style:paragraph-properties style:writing-mode="lr-tb"/>
      <style:text-properties officeooo:rsid="005eabff" officeooo:paragraph-rsid="005eabff"/>
    </style:style>
    <style:style style:name="P69" style:family="paragraph" style:parent-style-name="Text_20_body">
      <style:paragraph-properties style:writing-mode="lr-tb"/>
      <style:text-properties officeooo:rsid="00602af2" officeooo:paragraph-rsid="00602af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e443" style:font-weight-asian="normal" style:font-weight-complex="normal"/>
    </style:style>
    <style:style style:name="T3" style:family="text">
      <style:text-properties fo:font-weight="normal" officeooo:rsid="004303a1" style:font-weight-asian="normal" style:font-weight-complex="normal"/>
    </style:style>
    <style:style style:name="T4" style:family="text">
      <style:text-properties fo:font-weight="normal" officeooo:rsid="004e4e92" style:font-weight-asian="normal" style:font-weight-complex="normal"/>
    </style:style>
    <style:style style:name="T5" style:family="text">
      <style:text-properties fo:font-weight="normal" officeooo:rsid="00575926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18247" style:font-weight-asian="bold" style:font-weight-complex="bold"/>
    </style:style>
    <style:style style:name="T8" style:family="text">
      <style:text-properties officeooo:rsid="0022da9e"/>
    </style:style>
    <style:style style:name="T9" style:family="text">
      <style:text-properties style:text-position="super 58%" officeooo:rsid="0022da9e"/>
    </style:style>
    <style:style style:name="T10" style:family="text">
      <style:text-properties style:text-position="super 58%" style:font-name="apple-system" fo:font-size="10.5pt" fo:font-weight="normal" style:font-weight-asian="normal" style:font-weight-complex="normal"/>
    </style:style>
    <style:style style:name="T11" style:family="text">
      <style:text-properties style:font-name="apple-system" fo:font-size="10.5pt" fo:font-weight="normal" style:font-weight-asian="normal" style:font-weight-complex="normal"/>
    </style:style>
    <style:style style:name="T12" style:family="text">
      <style:text-properties style:font-name="apple-system" fo:font-size="10.5pt" fo:font-weight="normal" officeooo:rsid="00552d38" style:font-weight-asian="normal" style:font-weight-complex="normal"/>
    </style:style>
    <style:style style:name="T13" style:family="text">
      <style:text-properties style:font-name="apple-system" fo:font-size="10.5pt" fo:font-weight="normal" officeooo:rsid="005ca355" style:font-weight-asian="normal" style:font-weight-complex="normal"/>
    </style:style>
    <style:style style:name="T14" style:family="text">
      <style:text-properties style:font-name="apple-system" fo:font-size="10.5pt" fo:font-weight="normal" officeooo:rsid="005cb32b" style:font-weight-asian="normal" style:font-weight-complex="normal"/>
    </style:style>
    <style:style style:name="T15" style:family="text">
      <style:text-properties style:font-name="apple-system" fo:font-size="10.5pt" fo:font-weight="bold" style:font-weight-asian="bold" style:font-weight-complex="bold"/>
    </style:style>
    <style:style style:name="T16" style:family="text">
      <style:text-properties style:font-name="apple-system" fo:font-size="10.5pt" fo:font-weight="bold" officeooo:rsid="00552d38" style:font-weight-asian="bold" style:font-weight-complex="bold"/>
    </style:style>
    <style:style style:name="T17" style:family="text">
      <style:text-properties officeooo:rsid="00390285"/>
    </style:style>
    <style:style style:name="T18" style:family="text">
      <style:text-properties officeooo:rsid="003cc21f"/>
    </style:style>
    <style:style style:name="T19" style:family="text">
      <style:text-properties officeooo:rsid="004b7734"/>
    </style:style>
    <style:style style:name="T20" style:family="text">
      <style:text-properties officeooo:rsid="004cfffc"/>
    </style:style>
    <style:style style:name="T21" style:family="text">
      <style:text-properties officeooo:rsid="004d8f1f"/>
    </style:style>
    <style:style style:name="T22" style:family="text">
      <style:text-properties officeooo:rsid="004e4e92"/>
    </style:style>
    <style:style style:name="T23" style:family="text">
      <style:text-properties officeooo:rsid="00518247"/>
    </style:style>
    <style:style style:name="T24" style:family="text">
      <style:text-properties officeooo:rsid="00552d38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575926" style:font-weight-asian="normal" style:font-weight-complex="normal"/>
    </style:style>
    <style:style style:name="T27" style:family="text">
      <style:text-properties fo:color="#000000" fo:font-weight="normal" officeooo:rsid="0057b2d2" style:font-weight-asian="normal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bold" officeooo:rsid="00575926" style:font-weight-asian="bold" style:font-weight-complex="bold"/>
    </style:style>
    <style:style style:name="T30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</text:p>
      <text:p text:style-name="P3">commands</text:p>
      <text:p text:style-name="P3"/>
      <text:p text:style-name="P2">node js install</text:p>
      <text:p text:style-name="P2">npm install</text:p>
      <text:p text:style-name="P2">npm create <text:a xlink:type="simple" xlink:href="mailto:vite@4.1.0" text:style-name="Internet_20_link" text:visited-style-name="Visited_20_Internet_20_Link">vite@4.1.0</text:a><text:a xlink:type="simple" xlink:href="mailto:vite@4.1.0--creating" text:style-name="Internet_20_link" text:visited-style-name="Visited_20_Internet_20_Link"> – creating</text:a> react project,select react and javascript </text:p>
      <text:p text:style-name="P2">-&gt; project name(REACT- Project)</text:p>
      <text:p text:style-name="P2">-&gt;run command npm run dev after opening the file in vscode</text:p>
      <text:p text:style-name="P2"><text:s/></text:p>
      <text:p text:style-name="P2"/>
      <text:p text:style-name="P12">ReactDOM.render(1st argument(compent render (r) function compent),2nd argument(container element))</text:p>
      <text:p text:style-name="P12">syntax: ReactDOM(&lt;App/&gt;,document.getElementById(“root”);</text:p>
      <text:p text:style-name="P12"/>
      <text:p text:style-name="P4">ReactDOM: <text:span text:style-name="T1"><text:s/>method that renders react components into Document object model.</text:span></text:p>
      <text:p text:style-name="P13"/>
      <text:p text:style-name="P13"/>
      <text:p text:style-name="P14">Steps in terminal</text:p>
      <text:p text:style-name="P14"/>
      <text:p text:style-name="P14">npx create-react-app foldername</text:p>
      <text:p text:style-name="P14">cd foldername</text:p>
      <text:p text:style-name="P14">npm start</text:p>
      <text:p text:style-name="P14"/>
      <text:p text:style-name="P14"/>
      <text:p text:style-name="P14"/>
      <text:p text:style-name="P14"/>
      <text:p text:style-name="P15"><text:span text:style-name="T6">needed</text:span> </text:p>
      <text:p text:style-name="P15">1.npm,node-js</text:p>
      <text:p text:style-name="P15">2.npx create-react-app.filename</text:p>
      <text:p text:style-name="P15"/>
      <text:p text:style-name="P15"/>
      <text:p text:style-name="P17">*every components should start with capatial letter</text:p>
      <text:p text:style-name="P17">const GetName = () =&gt;{</text:p>
      <text:p text:style-name="P17">return “”;}</text:p>
      <text:p text:style-name="P5">GetName-&gt;<text:span text:style-name="T1">is component</text:span></text:p>
      <text:p text:style-name="P17"/>
      <text:p text:style-name="P17"/>
      <text:p text:style-name="P17"/>
      <text:p text:style-name="P18">Hooks</text:p>
      <text:p text:style-name="P6"><text:span text:style-name="T1">-&gt;</text:span>useState<text:span text:style-name="T1">: declaration – const[data, setdata]=useState(“”);</text:span></text:p>
      <text:p text:style-name="P18">here data-state variable that holds the current value of the state</text:p>
      <text:p text:style-name="P18">setdata- it is a function that used to update the current value of the data.</text:p>
      <text:p text:style-name="P18">-&gt;(“”); - <text:s/>means initally it is set to the empty string</text:p>
      <text:p text:style-name="P18">-&gt;after we can update by using function setdata(“updatedata”); return data;</text:p>
      <text:p text:style-name="P7">useEffect-<text:span text:style-name="T1"> allows to performe side effects to the components</text:span><text:span text:style-name="T2">(eg: fecting data, updating the dom, timer etc</text:span></text:p>
      <text:p text:style-name="P16">-<text:span text:style-name="T8">&gt; it contains two parameters 1</text:span><text:span text:style-name="T9">st</text:span><text:span text:style-name="T8"> the function that contains side effect logics 2</text:span><text:span text:style-name="T9">nd</text:span><text:span text:style-name="T8"> dependence it is opitional dependences are used to determine when the effect should be re- runed</text:span></text:p>
      <text:p text:style-name="P16"/>
      <text:p text:style-name="P8">cleanup:<text:span text:style-name="T1"> some effects required cleanup to reduce memory leaks.</text:span></text:p>
      <text:p text:style-name="P19"/>
      <text:p text:style-name="P19"/>
      <text:p text:style-name="P19"><text:soft-page-break/></text:p>
      <text:p text:style-name="P20">Java script:</text:p>
      <text:p text:style-name="P20">length() slice() substring() substr() replace() replaceAll() toUppercase() toLowerCase() concat() trim() trimstart() trimend() padstart() padend() charAt() split()</text:p>
      <text:p text:style-name="P20"/>
      <text:p text:style-name="P20"/>
      <text:p text:style-name="P20"/>
      <text:p text:style-name="P20"/>
      <text:p text:style-name="P21">let,var,const</text:p>
      <text:p text:style-name="P21"/>
      <text:p text:style-name="P9">var<text:span text:style-name="T1">: var oka sari decilar chesukunti malli re declire chesukovachu . Var ki function scop, global scope vuntadhi means- oka loop lo var declare chesina manam danini loop bayata and a function lopala akkadina vadukovachu.</text:span></text:p>
      <text:p text:style-name="P21"/>
      <text:p text:style-name="P21"/>
      <text:p text:style-name="P10">Let:<text:span text:style-name="T1">let oka sari declair chesti malli declire cheyalemu. Let loop lo declire chesti a loop varaki panichestadhi bayata panicheyadhu.</text:span></text:p>
      <text:p text:style-name="P22"/>
      <text:p text:style-name="P11">Const: <text:span text:style-name="T1">okasari const ni assign chesti malli marchadadniki vundadhu.</text:span></text:p>
      <text:p text:style-name="P23">Const employee={name:”bhavya”}</text:p>
      <text:p text:style-name="P23">document.write(employee.name);o/p:bhvaya-we have to specifiy the parameter in above eg: name if we not specifies the parameter it will return object-object</text:p>
      <text:p text:style-name="P24">-&gt; in this case we can change the object values</text:p>
      <text:p text:style-name="P24"/>
      <text:p text:style-name="P24"/>
      <text:p text:style-name="P24"/>
      <text:p text:style-name="P25">Questions</text:p>
      <text:p text:style-name="P26"/>
      <text:p text:style-name="P27">What is JavaScript? </text:p>
      <text:p text:style-name="P27">How does it differ from other programming languages? </text:p>
      <text:p text:style-name="P27">Explain the difference between null and undefined in JavaScript. </text:p>
      <text:p text:style-name="P27">What are the different data types in JavaScript?</text:p>
      <text:p text:style-name="P27"><text:s/>How do you declare variables in JavaScript?</text:p>
      <text:p text:style-name="P27"><text:s/>What are the differences between var, let, and const? </text:p>
      <text:p text:style-name="P27">How does hoisting work in JavaScript? </text:p>
      <text:p text:style-name="P27">What are closures in JavaScript?Can you provide an example? </text:p>
      <text:p text:style-name="P27">Explain the concept of prototypal inheritance in JavaScript.</text:p>
      <text:p text:style-name="P27"><text:s/>How does the event loop work in JavaScript? </text:p>
      <text:p text:style-name="P27">What is the difference between the call stack and the task queue?</text:p>
      <text:p text:style-name="P27">How do you handle asynchronous programming in JavaScript? </text:p>
      <text:p text:style-name="P27">What are Promises and async/await? </text:p>
      <text:p text:style-name="P27">What are arrow functions in JavaScript? </text:p>
      <text:p text:style-name="P27">How do they differ from regular functions? </text:p>
      <text:p text:style-name="P27"><text:soft-page-break/>Explain the concept of "this" keyword in JavaScript. How does its value change in different contexts? </text:p>
      <text:p text:style-name="P27">What are the different ways to create objects in JavaScript? </text:p>
      <text:p text:style-name="P27">How do you handle errors in JavaScript? </text:p>
      <text:p text:style-name="P27">What are try-catch blocks used for?</text:p>
      <text:p text:style-name="P27"><text:s/>Explain the concept of function scope and block scope in JavaScript. How does the module system work in JavaScript?</text:p>
      <text:p text:style-name="P27"><text:s/>What are the differences between CommonJS and ES6 modules? </text:p>
      <text:p text:style-name="P27">What is the difference between shallow copy and deep copy in JavaScript?</text:p>
      <text:p text:style-name="P27"><text:s/>How do you iterate over an object in JavaScript? </text:p>
      <text:p text:style-name="P27">What are the different ways to manipulate arrays in JavaScript? </text:p>
      <text:p text:style-name="P27">Explain the concept of event delegation in JavaScript.</text:p>
      <text:p text:style-name="P27"><text:s/>How do you handle cross-origin requests in JavaScript?</text:p>
      <text:p text:style-name="P27"><text:s/>What is CORS?</text:p>
      <text:p text:style-name="P27"/>
      <text:p text:style-name="P27"/>
      <text:p text:style-name="P28">6/6/2023</text:p>
      <text:p text:style-name="P28"/>
      <text:p text:style-name="P28">var-let-const</text:p>
      <text:p text:style-name="P28">1.scope of variable</text:p>
      <text:p text:style-name="P28">2.redeclaration and reassignment<text:tab/><text:tab/></text:p>
      <text:p text:style-name="P28">3. hosting – <text:span text:style-name="T17">var or a function before declire to be moved to the top of the respective scope during the compilation phase.</text:span></text:p>
      <text:p text:style-name="P29">Redeclaration :</text:p>
      <text:p text:style-name="P41">again declaring the variable ex: var x=30</text:p>
      <text:p text:style-name="P41">var x=50</text:p>
      <text:p text:style-name="P41"/>
      <text:p text:style-name="P29">Reassignment:</text:p>
      <text:p text:style-name="P41">changing the values with out chaging the var ex: var x=40;</text:p>
      <text:p text:style-name="P41">x=50;</text:p>
      <text:p text:style-name="P41"/>
      <text:p text:style-name="P32">var varaible:</text:p>
      <text:p text:style-name="P44">if we declare in block scope – we can access it out the scope also ex:</text:p>
      <text:p text:style-name="P44">function print() {</text:p>
      <text:p text:style-name="P44"><text:s text:c="2"/>let square = number * number</text:p>
      <text:p text:style-name="P44"/>
      <text:p text:style-name="P44"><text:soft-page-break/><text:s text:c="2"/>if (number &lt; 60) {</text:p>
      <text:p text:style-name="P44"><text:s text:c="4"/><text:span text:style-name="T6">var largerNumber = 80</text:span></text:p>
      <text:p text:style-name="P44"><text:s text:c="4"/>let anotherLargerNumber = 100</text:p>
      <text:p text:style-name="P44"/>
      <text:p text:style-name="P44"><text:s text:c="4"/>console.log(square)</text:p>
      <text:p text:style-name="P44"><text:s text:c="2"/>}</text:p>
      <text:p text:style-name="P44"/>
      <text:p text:style-name="P32"><text:s text:c="2"/>console.log(largerNumber)</text:p>
      <text:p text:style-name="P44"><text:s text:c="2"/>console.log(anotherLargerNumber)</text:p>
      <text:p text:style-name="P44">}</text:p>
      <text:p text:style-name="P44">Here we declaired var inside the loop we called out of the block .</text:p>
      <text:p text:style-name="P44">-&gt; we can access the var variable out of the block.</text:p>
      <text:p text:style-name="P44"/>
      <text:p text:style-name="P41"/>
      <text:p text:style-name="P30">Let Variable:</text:p>
      <text:p text:style-name="P42">it has global, local and block scope</text:p>
      <text:p text:style-name="P43">let block of sope lo declare chesti a block varaki panichestadhi</text:p>
      <text:p text:style-name="P31">reassign:</text:p>
      <text:p text:style-name="P43">we can reassign a let variable same as var</text:p>
      <text:p text:style-name="P31"/>
      <text:p text:style-name="P31">Redeclaration:</text:p>
      <text:p text:style-name="P43">redeclaration throw an error ex: let x=10 </text:p>
      <text:p text:style-name="P43">let x=20</text:p>
      <text:p text:style-name="P43">we can <text:span text:style-name="T18">not redeclare let variable</text:span></text:p>
      <text:p text:style-name="P43"/>
      <text:p text:style-name="P33">Const variable</text:p>
      <text:p text:style-name="P45">-&gt; same as var and let – const has fixed value</text:p>
      <text:p text:style-name="P45">-&gt; we can not redeclire or reassign the const variable</text:p>
      <text:p text:style-name="P28"/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015837815024">
            <table:table-cell table:style-name="Table1.A1" office:value-type="string">
              <text:p text:style-name="Table_20_Heading">Keyword</text:p>
            </table:table-cell>
            <table:table-cell table:style-name="Table1.A1" office:value-type="string">
              <text:p text:style-name="Table_20_Heading">Scope</text:p>
            </table:table-cell>
            <table:table-cell table:style-name="Table1.A1" office:value-type="string">
              <text:p text:style-name="Table_20_Heading">Redeclaration &amp; Reassignment</text:p>
            </table:table-cell>
            <table:table-cell table:style-name="Table1.A1" office:value-type="string">
              <text:p text:style-name="Table_20_Heading">Hoisting</text:p>
            </table:table-cell>
          </table:table-row>
        </table:table-header-rows>
        <table:table-row table:style-name="TableLine94015837845408">
          <table:table-cell table:style-name="Table1.A1" office:value-type="string">
            <text:p text:style-name="Table_20_Contents"><text:span text:style-name="Source_20_Text">var</text:span></text:p>
          </table:table-cell>
          <table:table-cell table:style-name="Table1.A1" office:value-type="string">
            <text:p text:style-name="Table_20_Contents">Global, Local</text:p>
          </table:table-cell>
          <table:table-cell table:style-name="Table1.A1" office:value-type="string">
            <text:p text:style-name="Table_20_Contents">yes &amp; yes</text:p>
          </table:table-cell>
          <table:table-cell table:style-name="Table1.A1" office:value-type="string">
            <text:p text:style-name="Table_20_Contents">yes, with default value</text:p>
          </table:table-cell>
        </table:table-row>
        <table:table-row table:style-name="TableLine94015837846048">
          <table:table-cell table:style-name="Table1.A1" office:value-type="string">
            <text:p text:style-name="Table_20_Contents"><text:span text:style-name="Source_20_Text">let</text:span></text:p>
          </table:table-cell>
          <table:table-cell table:style-name="Table1.A1" office:value-type="string">
            <text:p text:style-name="Table_20_Contents">Global, Local, Block</text:p>
          </table:table-cell>
          <table:table-cell table:style-name="Table1.A1" office:value-type="string">
            <text:p text:style-name="Table_20_Contents">no &amp; yes</text:p>
          </table:table-cell>
          <table:table-cell table:style-name="Table1.A1" office:value-type="string">
            <text:p text:style-name="Table_20_Contents">yes, without default value</text:p>
          </table:table-cell>
        </table:table-row>
        <table:table-row table:style-name="TableLine94015837846960">
          <table:table-cell table:style-name="Table1.A1" office:value-type="string">
            <text:p text:style-name="Table_20_Contents"><text:span text:style-name="Source_20_Text">const</text:span></text:p>
          </table:table-cell>
          <table:table-cell table:style-name="Table1.A1" office:value-type="string">
            <text:p text:style-name="Table_20_Contents">Global, Local, Block</text:p>
          </table:table-cell>
          <table:table-cell table:style-name="Table1.A1" office:value-type="string">
            <text:p text:style-name="Table_20_Contents">no &amp; no</text:p>
          </table:table-cell>
          <table:table-cell table:style-name="Table1.A1" office:value-type="string">
            <text:p text:style-name="Table_20_Contents">yes, without default value</text:p>
          </table:table-cell>
        </table:table-row>
      </table:table>
      <text:p text:style-name="P52">Local and Function are same</text:p>
      <text:p text:style-name="P28"><text:soft-page-break/></text:p>
      <text:p text:style-name="P34">variable decliration formate : <text:span text:style-name="T1">camel cases – </text:span><text:span text:style-name="T3">getElementById , querySelectorAll</text:span><text:span text:style-name="T1"> ,pascal cases – </text:span><text:span text:style-name="T3">ReadLine, GetType</text:span><text:span text:style-name="T1">, snake cases – </text:span><text:span text:style-name="T3">array_push </text:span><text:span text:style-name="T1">, screaming cases- </text:span><text:span text:style-name="T3">MAX_SAFE_INTEGER</text:span></text:p>
      <text:p text:style-name="P36"><text:span text:style-name="T3">-</text:span><text:span text:style-name="T1">&gt; variable names are case sensistive</text:span></text:p>
      <text:p text:style-name="P35"><text:span text:style-name="T3">R</text:span><text:span text:style-name="T1">ule : 1.first letter shouble be letter r underscore not number .</text:span></text:p>
      <text:p text:style-name="P55">2. other letter shouble be letters numbers underscore we should not use spl characters, spaces symbols and punctations marks.</text:p>
      <text:p text:style-name="P55"/>
      <text:p text:style-name="P37">Datatypes : Primitive and object</text:p>
      <text:p text:style-name="P37">Primitive Datatype:</text:p>
      <text:p text:style-name="P46">we have 7 primitive datatypes : null , undefined , number , string , BigInt , Booleans , Symbols </text:p>
      <text:p text:style-name="P38">Object Datatypes: <text:span text:style-name="T21">Array , object , Date</text:span></text:p>
      <text:p text:style-name="P38">-<text:span text:style-name="T22">&gt;</text:span><text:span text:style-name="T4"> they are stored in the form of key value pair -{ name:”bahvya” , age:22}</text:span></text:p>
      <text:p text:style-name="P49"><text:s/>An object is an set of methods- behaviour of the object<text:tab/> and properties – characterstatics of objects </text:p>
      <text:p text:style-name="P38"/>
      <text:p text:style-name="P40">Array Functions</text:p>
      <text:p text:style-name="P47">1. Arrays- <text:span text:style-name="T19">var arr= [1,2,3,4]</text:span></text:p>
      <text:p text:style-name="P48">arr[0] =1 <text:s/>- arr.length= 4 <text:s/>- arr.sort – ll sort the elements <text:s/></text:p>
      <text:p text:style-name="P48">-<text:span text:style-name="T20">&gt;typeOf <text:s/>will show which type it is.</text:span></text:p>
      <text:p text:style-name="P50">1.<text:span text:style-name="T6"> at()</text:span> - returns that index element from the arr. ex=var arr=[1,2,4,6] <text:s/>- let index=2 – let ans=arr.at(index) – return value 4.</text:p>
      <text:p text:style-name="P50">2.<text:span text:style-name="T6"> </text:span><text:span text:style-name="T7">copyWithin(target,start,end) </text:span><text:span text:style-name="T23">- will help to copy with in the arr ex: var arr =[“a” ,”b” ,”c” ,”d”] -arr.copyWithin(2,0,2) – console.log(arr) – o/p: [“a”,”b”,”a”,”b”]</text:span></text:p>
      <text:p text:style-name="P51">3. <text:span text:style-name="T6">entries()-</text:span> for each loop travel all the arr and return index and value pair</text:p>
      <text:p text:style-name="P53"><text:span text:style-name="T12">4. </text:span><text:span text:style-name="T16">every() </text:span><text:span text:style-name="T12">- return true r false based on the condition ex:</text:span>const ages = ["22","33","44","55"] ages.every(check); function check(ages){ return ages&gt;20; } - <text:span text:style-name="T24">true.</text:span></text:p>
      <text:p text:style-name="P61">5. <text:span text:style-name="T6">fill() -</text:span><text:span text:style-name="T1"> fill all the arr with given var and we can give parameters also ex: arr=[“a” ,”b”,”c”] – arr.fill(“a”) – o/p:[“a”,”a”,”a”] <text:s/>- ex2:</text:span></text:p>
      <text:p text:style-name="P62"><text:span text:style-name="T5">6. </text:span><text:span text:style-name="T29">flat() - </text:span><text:span text:style-name="T27">flat method concatenates subarray elements. </text:span></text:p>
      <text:p text:style-name="P62"><text:span text:style-name="T26">creating new array with the subarray elements contactation . Ex: const arr=[[1,2],[2,3],[4,5]] <text:s/>const newArr = arr.flat(); o/p:[1,2,2,3,4,5].</text:span></text:p>
      <text:p text:style-name="P64"><text:span text:style-name="T26">7. </text:span><text:span text:style-name="T28">flatMap() - </text:span><text:span text:style-name="T25">it map all the array elements and create new flat arr array.</text:span></text:p>
      <text:p text:style-name="P63"><text:span text:style-name="T25">Ex: const arr= [1,2,3,4,5] – const newarr= arr.flatMap((i) =&gt; i*2) o/p:[2,4,6,8,10]</text:span></text:p>
      <text:p text:style-name="P48"/>
      <text:p text:style-name="P48"><text:soft-page-break/></text:p>
      <text:p text:style-name="P58">8.<text:span text:style-name="T6">include() - </text:span><text:s/>will reture true r false wheather it is there are not .</text:p>
      <text:p text:style-name="P58">9. <text:s/><text:span text:style-name="T6">forEach() - </text:span><text:s/>reach all the elements in the loop.</text:p>
      <text:p text:style-name="P59">10. <text:span text:style-name="T6">join() - <text:s/></text:span>join method ‘ll return array as a string.</text:p>
      <text:p text:style-name="P60">11. <text:span text:style-name="T6">reduce() - </text:span>reduce a array to the single value by appling the conditions</text:p>
      <text:p text:style-name="P65"><text:span text:style-name="T13">const numbers = [1, 2, 3, 4, 5] <text:s/>- const sum = numbers.reduce((</text:span><text:span text:style-name="T14">i</text:span><text:span text:style-name="T13">, </text:span><text:span text:style-name="T14">x</text:span><text:span text:style-name="T13">) =&gt; </text:span><text:span text:style-name="T14">i</text:span><text:span text:style-name="T13"> + </text:span><text:span text:style-name="T14">x</text:span><text:span text:style-name="T13">, 0); - console.log(sum); // </text:span><text:span text:style-name="T14">o/p</text:span><text:span text:style-name="T13">: 15</text:span></text:p>
      <text:p text:style-name="P66"><text:span text:style-name="T13">1</text:span><text:span text:style-name="T11">2. </text:span><text:span text:style-name="T15">shift() - </text:span><text:span text:style-name="T11"><text:s/>shift ‘ll remove the first element in the array. Const x=[1,2,3,4] – const.shift() - o/p: [2,3,4]</text:span></text:p>
      <text:p text:style-name="P69"><text:span text:style-name="T11">13. </text:span><text:span text:style-name="T15">unshift() - <text:s/></text:span><text:span text:style-name="T11">‘ll add the element at the first place of the array ex: nums.unshift(5) – [5,1,2,3]</text:span></text:p>
      <text:p text:style-name="P67"><text:span text:style-name="T11">13. </text:span><text:span text:style-name="T15">slice() - </text:span><text:span text:style-name="T11"><text:s/>ill return the sub array according to the parameter.</text:span></text:p>
      <text:p text:style-name="P68"><text:span text:style-name="T11">14.</text:span><text:span text:style-name="T15"> splice() </text:span><text:span text:style-name="T11">- add and remove array elements ex : num.splice(2, 1, 4,5) – 2 indicates elemnets are added at 2</text:span><text:span text:style-name="T10">nd</text:span><text:span text:style-name="T11"> index , 1- indicates one element should be removed. </text:span></text:p>
      <text:p text:style-name="P48"/>
      <text:p text:style-name="P48"/>
      <text:p text:style-name="P48"/>
      <text:p text:style-name="P48"/>
      <text:p text:style-name="P48"/>
      <text:p text:style-name="P39">Doubts:</text:p>
      <text:p text:style-name="P39">1.<text:span text:style-name="T1"> git hub – pushing folder </text:span></text:p>
      <text:p text:style-name="P39">2.<text:span text:style-name="T1">Symbol Datatype</text:span>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1:13:46.556119071</meta:creation-date>
    <dc:date>2023-07-07T12:56:17.747166336</dc:date>
    <meta:editing-duration>PT17H56M22S</meta:editing-duration>
    <meta:editing-cycles>48</meta:editing-cycles>
    <meta:generator>LibreOffice/6.4.7.2$Linux_X86_64 LibreOffice_project/40$Build-2</meta:generator>
    <meta:document-statistic meta:table-count="1" meta:image-count="0" meta:object-count="0" meta:page-count="6" meta:paragraph-count="157" meta:word-count="1223" meta:character-count="7809" meta:non-whitespace-character-count="6642"/>
  </office:meta>
</office:document-meta>
</file>